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EF413D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CC79B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820F71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C7A0CB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C7A0CB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C0C0C0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0C0C0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order="thin solid #000000" style:vertical-align="middle" fo:background-color="#390A5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4070A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4070A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4070A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4070A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476875cm"/>
    </style:style>
    <style:style style:name="co3" style:family="table-column">
      <style:table-column-properties fo:break-before="auto" style:column-width="6.21770833333333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4.63020833333333cm"/>
    </style:style>
    <style:style style:name="co6" style:family="table-column">
      <style:table-column-properties fo:break-before="auto" style:column-width="4.78895833333333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3.99520833333333cm"/>
    </style:style>
    <style:style style:name="co13" style:family="table-column">
      <style:table-column-properties fo:break-before="auto" style:column-width="3.889375cm"/>
    </style:style>
    <style:style style:name="co14" style:family="table-column">
      <style:table-column-properties fo:break-before="auto" style:column-width="3.81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7" table:default-cell-style-name="ce1"/>
        <table:table-row table:style-name="ro1">
          <table:table-cell table:number-columns-repeated="8"/>
          <table:table-cell table:style-name="ce1">
            <draw:frame draw:z-index="1" draw:id="id0" draw:style-name="a0" draw:name="Gráfico 2" svg:x="0.77178in" svg:y="0in" svg:width="5.0415in" svg:height="2.8997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14">
            <text:p>PC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string" table:style-name="ce2">
            <text:p>Dimension</text:p>
          </table:table-cell>
          <table:table-cell office:value-type="string" table:style-name="ce2">
            <text:p>Secuencial</text:p>
          </table:table-cell>
          <table:table-cell office:value-type="string" table:style-name="ce2">
            <text:p>Paralelo 1 hebras</text:p>
          </table:table-cell>
          <table:table-cell office:value-type="string" table:style-name="ce2">
            <text:p>Paralelo 2 hebras</text:p>
          </table:table-cell>
          <table:table-cell office:value-type="string" table:style-name="ce2">
            <text:p>Paralelo 3 hebras</text:p>
          </table:table-cell>
          <table:table-cell office:value-type="string" table:style-name="ce2">
            <text:p>Paralelo 4 hebra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5" table:style-name="ce3">
            <text:p>105</text:p>
          </table:table-cell>
          <table:table-cell office:value-type="float" office:value="3.8690792000000002E-2" table:style-name="ce3">
            <text:p>0,038690792</text:p>
          </table:table-cell>
          <table:table-cell office:value-type="float" office:value="3.5769835E-2" table:style-name="ce3">
            <text:p>0,035769835</text:p>
          </table:table-cell>
          <table:table-cell office:value-type="float" office:value="2.5026893000000001E-2" table:style-name="ce3">
            <text:p>0,025026893</text:p>
          </table:table-cell>
          <table:table-cell office:value-type="float" office:value="2.0172751999999999E-2" table:style-name="ce3">
            <text:p>0,020172752</text:p>
          </table:table-cell>
          <table:table-cell office:value-type="float" office:value="1.8368012999999999E-2" table:style-name="ce3">
            <text:p>0,018368013</text:p>
          </table:table-cell>
          <table:table-cell table:number-columns-repeated="8"/>
          <table:table-cell table:style-name="ce1">
            <draw:frame draw:z-index="3" draw:id="id2" draw:style-name="a2" draw:name="Gráfico 5" svg:x="1.10486in" svg:y="0.0623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/>
          <table:table-cell office:value-type="float" office:value="500" table:style-name="ce4">
            <text:p>500</text:p>
          </table:table-cell>
          <table:table-cell office:value-type="float" office:value="4.6194801490000001" table:style-name="ce4">
            <text:p>4,619480149</text:p>
          </table:table-cell>
          <table:table-cell office:value-type="float" office:value="5.1274534748000002" table:style-name="ce4">
            <text:p>5,127453475</text:p>
          </table:table-cell>
          <table:table-cell office:value-type="float" office:value="4.155073936" table:style-name="ce4">
            <text:p>4,155073936</text:p>
          </table:table-cell>
          <table:table-cell office:value-type="float" office:value="4.3236192420000004" table:style-name="ce4">
            <text:p>4,323619242</text:p>
          </table:table-cell>
          <table:table-cell office:value-type="float" office:value="2.8847030760000001" table:style-name="ce4">
            <text:p>2,88470307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50" table:style-name="ce3">
            <text:p>750</text:p>
          </table:table-cell>
          <table:table-cell office:value-type="float" office:value="16.012777017000001" table:style-name="ce3">
            <text:p>16,01277702</text:p>
          </table:table-cell>
          <table:table-cell office:value-type="float" office:value="9.0123625890000003" table:style-name="ce3">
            <text:p>9,012362589</text:p>
          </table:table-cell>
          <table:table-cell office:value-type="float" office:value="8.9636427659999995" table:style-name="ce3">
            <text:p>8,963642766</text:p>
          </table:table-cell>
          <table:table-cell office:value-type="float" office:value="8.3653460420000005" table:style-name="ce3">
            <text:p>8,365346042</text:p>
          </table:table-cell>
          <table:table-cell office:value-type="float" office:value="8.1616042929999999" table:style-name="ce3">
            <text:p>8,1616042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00" table:style-name="ce4">
            <text:p>900</text:p>
          </table:table-cell>
          <table:table-cell office:value-type="float" office:value="27.512802721" table:style-name="ce4">
            <text:p>27,51280272</text:p>
          </table:table-cell>
          <table:table-cell office:value-type="float" office:value="13.758495023" table:style-name="ce4">
            <text:p>13,75849502</text:p>
          </table:table-cell>
          <table:table-cell office:value-type="float" office:value="14.037997937" table:style-name="ce4">
            <text:p>14,03799794</text:p>
          </table:table-cell>
          <table:table-cell office:value-type="float" office:value="14.525051401000001" table:style-name="ce4">
            <text:p>14,5250514</text:p>
          </table:table-cell>
          <table:table-cell office:value-type="float" office:value="15.284390339" table:style-name="ce4">
            <text:p>15,28439034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5" table:number-rows-spanned="1" table:style-name="ce16">
            <text:p>GANANCIA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2">
            <text:p>Dimension</text:p>
          </table:table-cell>
          <table:table-cell office:value-type="string" table:style-name="ce2">
            <text:p>Paralelo 1 hebras</text:p>
          </table:table-cell>
          <table:table-cell office:value-type="string" table:style-name="ce2">
            <text:p>Paralelo 2 hebras</text:p>
          </table:table-cell>
          <table:table-cell office:value-type="string" table:style-name="ce2">
            <text:p>Paralelo 3 hebras</text:p>
          </table:table-cell>
          <table:table-cell office:value-type="string" table:style-name="ce2">
            <text:p>Paralelo 4 hebra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05" table:style-name="ce3">
            <text:p>105</text:p>
          </table:table-cell>
          <table:table-cell office:value-type="float" office:value="1" table:style-name="ce3">
            <text:p>1</text:p>
          </table:table-cell>
          <table:table-cell office:value-type="float" office:value="0.69966475942648332" table:formula="of:=[.E5]/[.D5]" table:style-name="ce3">
            <text:p>0,699664759</text:p>
          </table:table-cell>
          <table:table-cell office:value-type="float" office:value="0.56395988407550657" table:formula="of:=[.F5]/[.D5]" table:style-name="ce3">
            <text:p>0,563959884</text:p>
          </table:table-cell>
          <table:table-cell office:value-type="float" office:value="0.51350566755479854" table:formula="of:=[.G5]/[.D5]" table:style-name="ce3">
            <text:p>0,513505668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00" table:style-name="ce4">
            <text:p>500</text:p>
          </table:table-cell>
          <table:table-cell office:value-type="float" office:value="1" table:style-name="ce4">
            <text:p>1</text:p>
          </table:table-cell>
          <table:table-cell office:value-type="float" office:value="0.81035819367665185" table:formula="of:=[.E6]/[.D6]" table:style-name="ce4">
            <text:p>0,810358194</text:p>
          </table:table-cell>
          <table:table-cell office:value-type="float" office:value="0.84322934635085034" table:formula="of:=[.F6]/[.D6]" table:style-name="ce4">
            <text:p>0,843229346</text:p>
          </table:table-cell>
          <table:table-cell office:value-type="float" office:value="0.56259956139582912" table:formula="of:=[.G6]/[.D6]" table:style-name="ce4">
            <text:p>0,562599561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50" table:style-name="ce3">
            <text:p>750</text:p>
          </table:table-cell>
          <table:table-cell office:value-type="float" office:value="1" table:style-name="ce3">
            <text:p>1</text:p>
          </table:table-cell>
          <table:table-cell office:value-type="float" office:value="0.99459411197464853" table:formula="of:=[.E7]/[.D7]" table:style-name="ce3">
            <text:p>0,994594112</text:p>
          </table:table-cell>
          <table:table-cell office:value-type="float" office:value="0.92820788770863338" table:formula="of:=[.F7]/[.D7]" table:style-name="ce3">
            <text:p>0,928207888</text:p>
          </table:table-cell>
          <table:table-cell office:value-type="float" office:value="0.9056009689358937" table:formula="of:=[.G7]/[.D7]" table:style-name="ce3">
            <text:p>0,905600969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900" table:style-name="ce4">
            <text:p>900</text:p>
          </table:table-cell>
          <table:table-cell office:value-type="float" office:value="1" table:style-name="ce4">
            <text:p>1</text:p>
          </table:table-cell>
          <table:table-cell office:value-type="float" office:value="1.0203149336851709" table:formula="of:=[.E8]/[.D8]" table:style-name="ce4">
            <text:p>1,020314934</text:p>
          </table:table-cell>
          <table:table-cell office:value-type="float" office:value="1.055715132848364" table:formula="of:=[.F8]/[.D8]" table:style-name="ce4">
            <text:p>1,055715133</text:p>
          </table:table-cell>
          <table:table-cell office:value-type="float" office:value="1.1109056850657844" table:formula="of:=[.G8]/[.D8]" table:style-name="ce4">
            <text:p>1,11090568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4" table:number-rows-spanned="1" table:style-name="ce12">
            <text:p>ATCGRID</text:p>
          </table:table-cell>
          <table:covered-table-cell table:number-columns-repeated="13"/>
          <table:table-cell table:number-columns-repeated="16369" table:style-name="ce1"/>
        </table:table-row>
        <table:table-row table:style-name="ro1">
          <table:table-cell/>
          <table:table-cell office:value-type="string" table:style-name="ce5">
            <text:p>Dimension</text:p>
          </table:table-cell>
          <table:table-cell office:value-type="string" table:style-name="ce5">
            <text:p>Secuencial</text:p>
          </table:table-cell>
          <table:table-cell office:value-type="string" table:style-name="ce5">
            <text:p>Paralelo 1 hebra</text:p>
          </table:table-cell>
          <table:table-cell office:value-type="string" table:style-name="ce5">
            <text:p>Paralelo 2 hebras</text:p>
          </table:table-cell>
          <table:table-cell office:value-type="string" table:style-name="ce5">
            <text:p>Paralelo 3 hebras</text:p>
          </table:table-cell>
          <table:table-cell office:value-type="string" table:style-name="ce5">
            <text:p>Paralelo 4 hebras</text:p>
          </table:table-cell>
          <table:table-cell office:value-type="string" table:style-name="ce5">
            <text:p>Paralelo 5 hebras</text:p>
          </table:table-cell>
          <table:table-cell office:value-type="string" table:style-name="ce5">
            <text:p>Paralelo 6 hebras</text:p>
          </table:table-cell>
          <table:table-cell office:value-type="string" table:style-name="ce5">
            <text:p>Paralelo 7 hebras</text:p>
          </table:table-cell>
          <table:table-cell office:value-type="string" table:style-name="ce5">
            <text:p>Paralelo 8 hebras</text:p>
          </table:table-cell>
          <table:table-cell office:value-type="string" table:style-name="ce5">
            <text:p>Paralelo 9 hebras</text:p>
          </table:table-cell>
          <table:table-cell office:value-type="string" table:style-name="ce5">
            <text:p>Paralelo 10 hebras</text:p>
          </table:table-cell>
          <table:table-cell office:value-type="string" table:style-name="ce5">
            <text:p>Paralelo 11 hebras</text:p>
          </table:table-cell>
          <table:table-cell office:value-type="string" table:style-name="ce5">
            <text:p>Paralelo 12 hebras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105" table:style-name="ce6">
            <text:p>105</text:p>
          </table:table-cell>
          <table:table-cell office:value-type="float" office:value="6.5727870000000001E-3" table:style-name="ce3">
            <text:p>0,006572787</text:p>
          </table:table-cell>
          <table:table-cell office:value-type="float" office:value="4.2545650000000001E-3" table:style-name="ce3">
            <text:p>0,004254565</text:p>
          </table:table-cell>
          <table:table-cell office:value-type="float" office:value="2.1861570000000002E-3" table:style-name="ce3">
            <text:p>0,002186157</text:p>
          </table:table-cell>
          <table:table-cell office:value-type="float" office:value="1.432333E-3" table:style-name="ce3">
            <text:p>0,001432333</text:p>
          </table:table-cell>
          <table:table-cell office:value-type="float" office:value="1.1621299999999999E-3" table:style-name="ce3">
            <text:p>0,00116213</text:p>
          </table:table-cell>
          <table:table-cell office:value-type="float" office:value="1.704585E-3" table:style-name="ce3">
            <text:p>0,001704585</text:p>
          </table:table-cell>
          <table:table-cell office:value-type="float" office:value="1.4469470000000001E-3" table:style-name="ce3">
            <text:p>0,001446947</text:p>
          </table:table-cell>
          <table:table-cell office:value-type="float" office:value="1.221202E-3" table:style-name="ce3">
            <text:p>0,001221202</text:p>
          </table:table-cell>
          <table:table-cell office:value-type="float" office:value="1.102563E-3" table:style-name="ce3">
            <text:p>0,001102563</text:p>
          </table:table-cell>
          <table:table-cell office:value-type="float" office:value="1.5214569999999999E-3" table:style-name="ce3">
            <text:p>0,001521457</text:p>
          </table:table-cell>
          <table:table-cell office:value-type="float" office:value="1.395173E-3" table:style-name="ce3">
            <text:p>0,001395173</text:p>
          </table:table-cell>
          <table:table-cell office:value-type="float" office:value="1.266472E-3" table:style-name="ce3">
            <text:p>0,001266472</text:p>
          </table:table-cell>
          <table:table-cell office:value-type="float" office:value="1.48616E-3" table:style-name="ce3">
            <text:p>0,00148616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500" table:style-name="ce7">
            <text:p>500</text:p>
          </table:table-cell>
          <table:table-cell office:value-type="float" office:value="0.57912958400000003" table:style-name="ce8">
            <text:p>0,579129584</text:p>
          </table:table-cell>
          <table:table-cell office:value-type="float" office:value="0.57847532300000004" table:style-name="ce8">
            <text:p>0,578475323</text:p>
          </table:table-cell>
          <table:table-cell office:value-type="float" office:value="0.29959366500000001" table:style-name="ce8">
            <text:p>0,299593665</text:p>
          </table:table-cell>
          <table:table-cell office:value-type="float" office:value="0.196018003" table:style-name="ce8">
            <text:p>0,196018003</text:p>
          </table:table-cell>
          <table:table-cell office:value-type="float" office:value="0.15506847200000001" table:style-name="ce8">
            <text:p>0,155068472</text:p>
          </table:table-cell>
          <table:table-cell office:value-type="float" office:value="0.22444335700000001" table:style-name="ce8">
            <text:p>0,224443357</text:p>
          </table:table-cell>
          <table:table-cell office:value-type="float" office:value="0.19016471099999999" table:style-name="ce8">
            <text:p>0,190164711</text:p>
          </table:table-cell>
          <table:table-cell office:value-type="float" office:value="0.16329854699999999" table:style-name="ce8">
            <text:p>0,163298547</text:p>
          </table:table-cell>
          <table:table-cell office:value-type="float" office:value="0.14474841999999999" table:style-name="ce8">
            <text:p>0,14474842</text:p>
          </table:table-cell>
          <table:table-cell office:value-type="float" office:value="0.16268176200000001" table:style-name="ce8">
            <text:p>0,162681762</text:p>
          </table:table-cell>
          <table:table-cell office:value-type="float" office:value="0.161705241" table:style-name="ce8">
            <text:p>0,161705241</text:p>
          </table:table-cell>
          <table:table-cell office:value-type="float" office:value="0.151440822" table:style-name="ce8">
            <text:p>0,151440822</text:p>
          </table:table-cell>
          <table:table-cell office:value-type="float" office:value="0.14602611600000001" table:style-name="ce8">
            <text:p>0,146026116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750" table:style-name="ce6">
            <text:p>750</text:p>
          </table:table-cell>
          <table:table-cell office:value-type="float" office:value="1.9597488869999999" table:style-name="ce3">
            <text:p>1,959748887</text:p>
          </table:table-cell>
          <table:table-cell office:value-type="float" office:value="1.971152641" table:style-name="ce3">
            <text:p>1,971152641</text:p>
          </table:table-cell>
          <table:table-cell office:value-type="float" office:value="1.0052493069999999" table:style-name="ce3">
            <text:p>1,005249307</text:p>
          </table:table-cell>
          <table:table-cell office:value-type="float" office:value="0.671755824" table:style-name="ce3">
            <text:p>0,671755824</text:p>
          </table:table-cell>
          <table:table-cell office:value-type="float" office:value="0.51770734399999996" table:style-name="ce3">
            <text:p>0,517707344</text:p>
          </table:table-cell>
          <table:table-cell office:value-type="float" office:value="0.84574689000000003" table:style-name="ce3">
            <text:p>0,84574689</text:p>
          </table:table-cell>
          <table:table-cell office:value-type="float" office:value="0.70914180900000001" table:style-name="ce3">
            <text:p>0,709141809</text:p>
          </table:table-cell>
          <table:table-cell office:value-type="float" office:value="0.60316311600000005" table:style-name="ce3">
            <text:p>0,603163116</text:p>
          </table:table-cell>
          <table:table-cell office:value-type="float" office:value="0.54659273500000005" table:style-name="ce3">
            <text:p>0,546592735</text:p>
          </table:table-cell>
          <table:table-cell office:value-type="float" office:value="0.63966583499999996" table:style-name="ce3">
            <text:p>0,639665835</text:p>
          </table:table-cell>
          <table:table-cell office:value-type="float" office:value="0.59245431400000004" table:style-name="ce3">
            <text:p>0,592454314</text:p>
          </table:table-cell>
          <table:table-cell office:value-type="float" office:value="0.60444795699999998" table:style-name="ce3">
            <text:p>0,604447957</text:p>
          </table:table-cell>
          <table:table-cell office:value-type="float" office:value="0.60261619099999997" table:style-name="ce3">
            <text:p>0,60261619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900" table:style-name="ce7">
            <text:p>900</text:p>
          </table:table-cell>
          <table:table-cell office:value-type="float" office:value="3.483895693" table:style-name="ce8">
            <text:p>3,483895693</text:p>
          </table:table-cell>
          <table:table-cell office:value-type="float" office:value="3.4395756679999998" table:style-name="ce8">
            <text:p>3,439575668</text:p>
          </table:table-cell>
          <table:table-cell office:value-type="float" office:value="1.7995894699999999" table:style-name="ce8">
            <text:p>1,79958947</text:p>
          </table:table-cell>
          <table:table-cell office:value-type="float" office:value="1.180300914" table:style-name="ce8">
            <text:p>1,180300914</text:p>
          </table:table-cell>
          <table:table-cell office:value-type="float" office:value="0.91083324700000001" table:style-name="ce8">
            <text:p>0,910833247</text:p>
          </table:table-cell>
          <table:table-cell office:value-type="float" office:value="1.669932719" table:style-name="ce8">
            <text:p>1,669932719</text:p>
          </table:table-cell>
          <table:table-cell office:value-type="float" office:value="1.3673614670000001" table:style-name="ce8">
            <text:p>1,367361467</text:p>
          </table:table-cell>
          <table:table-cell office:value-type="float" office:value="1.1918923589999999" table:style-name="ce8">
            <text:p>1,191892359</text:p>
          </table:table-cell>
          <table:table-cell office:value-type="float" office:value="1.057443921" table:style-name="ce8">
            <text:p>1,057443921</text:p>
          </table:table-cell>
          <table:table-cell office:value-type="float" office:value="1.1288581639999999" table:style-name="ce8">
            <text:p>1,128858164</text:p>
          </table:table-cell>
          <table:table-cell office:value-type="float" office:value="1.089177176" table:style-name="ce8">
            <text:p>1,089177176</text:p>
          </table:table-cell>
          <table:table-cell office:value-type="float" office:value="1.116526771" table:style-name="ce8">
            <text:p>1,116526771</text:p>
          </table:table-cell>
          <table:table-cell office:value-type="float" office:value="1.1595542729999999" table:style-name="ce8">
            <text:p>1,15955427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1">
            <draw:frame draw:z-index="2" draw:id="id1" draw:style-name="a1" draw:name="Gráfico 3" svg:x="0.49219in" svg:y="0.16927in" svg:width="5.01941in" svg:height="2.7452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" draw:id="id4" draw:style-name="a4" draw:name="Gráfico 5" svg:x="0.52951in" svg:y="0.18837in" svg:width="4.99132in" svg:height="2.7395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office:value-type="string" table:number-columns-spanned="12" table:number-rows-spanned="1" table:style-name="ce13">
            <text:p>GANANCIA</text:p>
          </table:table-cell>
          <table:covered-table-cell table:number-columns-repeated="11"/>
          <table:table-cell table:number-columns-repeated="16362"/>
        </table:table-row>
        <table:table-row table:style-name="ro1">
          <table:table-cell/>
          <table:table-cell table:number-columns-repeated="9" table:style-name="ce1"/>
          <table:table-cell office:value-type="string" table:style-name="ce5">
            <text:p>Paralelo 1 hebra</text:p>
          </table:table-cell>
          <table:table-cell office:value-type="string" table:style-name="ce5">
            <text:p>Paralelo 2 hebras</text:p>
          </table:table-cell>
          <table:table-cell office:value-type="string" table:style-name="ce5">
            <text:p>Paralelo 3 hebras</text:p>
          </table:table-cell>
          <table:table-cell office:value-type="string" table:style-name="ce5">
            <text:p>Paralelo 4 hebras</text:p>
          </table:table-cell>
          <table:table-cell office:value-type="string" table:style-name="ce5">
            <text:p>Paralelo 5 hebras</text:p>
          </table:table-cell>
          <table:table-cell office:value-type="string" table:style-name="ce5">
            <text:p>Paralelo 6 hebras</text:p>
          </table:table-cell>
          <table:table-cell office:value-type="string" table:style-name="ce5">
            <text:p>Paralelo 7 hebras</text:p>
          </table:table-cell>
          <table:table-cell office:value-type="string" table:style-name="ce5">
            <text:p>Paralelo 8 hebras</text:p>
          </table:table-cell>
          <table:table-cell office:value-type="string" table:style-name="ce5">
            <text:p>Paralelo 9 hebras</text:p>
          </table:table-cell>
          <table:table-cell office:value-type="string" table:style-name="ce5">
            <text:p>Paralelo 10 hebras</text:p>
          </table:table-cell>
          <table:table-cell office:value-type="string" table:style-name="ce5">
            <text:p>Paralelo 11 hebras</text:p>
          </table:table-cell>
          <table:table-cell office:value-type="string" table:style-name="ce5">
            <text:p>Paralelo 12 hebras</text:p>
          </table:table-cell>
          <table:table-cell table:number-columns-repeated="16362"/>
        </table:table-row>
        <table:table-row table:style-name="ro1">
          <table:table-cell/>
          <table:table-cell table:number-columns-repeated="9" table:style-name="ce1"/>
          <table:table-cell office:value-type="float" office:value="1" table:style-name="ce3">
            <text:p>1</text:p>
          </table:table-cell>
          <table:table-cell office:value-type="float" office:value="0.51383795993244907" table:formula="of:=[.E20]/[.D20]" table:style-name="ce3">
            <text:p>0,51383796</text:p>
          </table:table-cell>
          <table:table-cell office:value-type="float" office:value="0.33665791919973015" table:formula="of:=[.F20]/[.D20]" table:style-name="ce3">
            <text:p>0,336657919</text:p>
          </table:table-cell>
          <table:table-cell office:value-type="float" office:value="0.27314895882422763" table:formula="of:=[.G20]/[.D20]" table:style-name="ce3">
            <text:p>0,273148959</text:p>
          </table:table-cell>
          <table:table-cell office:value-type="float" office:value="0.40064847992685504" table:formula="of:=[.H20]/[.D20]" table:style-name="ce3">
            <text:p>0,40064848</text:p>
          </table:table-cell>
          <table:table-cell office:value-type="float" office:value="0.34009281794966112" table:formula="of:=[.I20]/[.D20]" table:style-name="ce3">
            <text:p>0,340092818</text:p>
          </table:table-cell>
          <table:table-cell office:value-type="float" office:value="0.28703333948359" table:formula="of:=[.J20]/[.D20]" table:style-name="ce3">
            <text:p>0,287033339</text:p>
          </table:table-cell>
          <table:table-cell office:value-type="float" office:value="0.25914823254551289" table:formula="of:=[.K20]/[.D20]" table:style-name="ce3">
            <text:p>0,259148233</text:p>
          </table:table-cell>
          <table:table-cell office:value-type="float" office:value="0.35760577168288649" table:formula="of:=[.L20]/[.D20]" table:style-name="ce3">
            <text:p>0,357605772</text:p>
          </table:table-cell>
          <table:table-cell office:value-type="float" office:value="0.32792377129036693" table:formula="of:=[.M20]/[.D20]" table:style-name="ce3">
            <text:p>0,327923771</text:p>
          </table:table-cell>
          <table:table-cell office:value-type="float" office:value="0.29767367521709037" table:formula="of:=[.N20]/[.D20]" table:style-name="ce3">
            <text:p>0,297673675</text:p>
          </table:table-cell>
          <table:table-cell office:value-type="float" office:value="0.34930950637726771" table:formula="of:=[.O20]/[.D20]" table:style-name="ce3">
            <text:p>0,349309506</text:p>
          </table:table-cell>
          <table:table-cell table:number-columns-repeated="16362"/>
        </table:table-row>
        <table:table-row table:style-name="ro1">
          <table:table-cell table:number-columns-repeated="9"/>
          <table:table-cell table:style-name="ce1"/>
          <table:table-cell office:value-type="float" office:value="1" table:style-name="ce8">
            <text:p>1</text:p>
          </table:table-cell>
          <table:table-cell office:value-type="float" office:value="0.51790223902083377" table:formula="of:=[.E21]/[.D21]" table:style-name="ce8">
            <text:p>0,517902239</text:p>
          </table:table-cell>
          <table:table-cell office:value-type="float" office:value="0.33885283469559507" table:formula="of:=[.F21]/[.D21]" table:style-name="ce8">
            <text:p>0,338852835</text:p>
          </table:table-cell>
          <table:table-cell office:value-type="float" office:value="0.26806410893347649" table:formula="of:=[.G21]/[.D21]" table:style-name="ce8">
            <text:p>0,268064109</text:p>
          </table:table-cell>
          <table:table-cell office:value-type="float" office:value="0.38799123847846489" table:formula="of:=[.H21]/[.D21]" table:style-name="ce8">
            <text:p>0,387991238</text:p>
          </table:table-cell>
          <table:table-cell office:value-type="float" office:value="0.32873435294317643" table:formula="of:=[.I21]/[.D21]" table:style-name="ce8">
            <text:p>0,328734353</text:p>
          </table:table-cell>
          <table:table-cell office:value-type="float" office:value="0.28229129317587154" table:formula="of:=[.J21]/[.D21]" table:style-name="ce8">
            <text:p>0,282291293</text:p>
          </table:table-cell>
          <table:table-cell office:value-type="float" office:value="0.25022401863112831" table:formula="of:=[.K21]/[.D21]" table:style-name="ce8">
            <text:p>0,250224019</text:p>
          </table:table-cell>
          <table:table-cell office:value-type="float" office:value="0.28122506791875718" table:formula="of:=[.L21]/[.D21]" table:style-name="ce8">
            <text:p>0,281225068</text:p>
          </table:table-cell>
          <table:table-cell office:value-type="float" office:value="0.2795369734380182" table:formula="of:=[.M21]/[.D21]" table:style-name="ce8">
            <text:p>0,279536973</text:p>
          </table:table-cell>
          <table:table-cell office:value-type="float" office:value="0.2617930549130788" table:formula="of:=[.N21]/[.D21]" table:style-name="ce8">
            <text:p>0,261793055</text:p>
          </table:table-cell>
          <table:table-cell office:value-type="float" office:value="0.25243274897657131" table:formula="of:=[.O21]/[.D21]" table:style-name="ce8">
            <text:p>0,252432749</text:p>
          </table:table-cell>
          <table:table-cell table:number-columns-repeated="16362"/>
        </table:table-row>
        <table:table-row table:style-name="ro1">
          <table:table-cell table:number-columns-repeated="9"/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.50998044803370457" table:formula="of:=[.E22]/[.D22]" table:style-name="ce3">
            <text:p>0,509980448</text:p>
          </table:table-cell>
          <table:table-cell office:value-type="float" office:value="0.34079340687649973" table:formula="of:=[.F22]/[.D22]" table:style-name="ce3">
            <text:p>0,340793407</text:p>
          </table:table-cell>
          <table:table-cell office:value-type="float" office:value="0.26264193509507111" table:formula="of:=[.G22]/[.D22]" table:style-name="ce3">
            <text:p>0,262641935</text:p>
          </table:table-cell>
          <table:table-cell office:value-type="float" office:value="0.42906209920452326" table:formula="of:=[.H22]/[.D22]" table:style-name="ce3">
            <text:p>0,429062099</text:p>
          </table:table-cell>
          <table:table-cell office:value-type="float" office:value="0.35975996696036694" table:formula="of:=[.I22]/[.D22]" table:style-name="ce3">
            <text:p>0,359759967</text:p>
          </table:table-cell>
          <table:table-cell office:value-type="float" office:value="0.30599513373759069" table:formula="of:=[.J22]/[.D22]" table:style-name="ce3">
            <text:p>0,305995134</text:p>
          </table:table-cell>
          <table:table-cell office:value-type="float" office:value="0.27729599607400474" table:formula="of:=[.K22]/[.D22]" table:style-name="ce3">
            <text:p>0,277295996</text:p>
          </table:table-cell>
          <table:table-cell office:value-type="float" office:value="0.32451359762554277" table:formula="of:=[.L22]/[.D22]" table:style-name="ce3">
            <text:p>0,324513598</text:p>
          </table:table-cell>
          <table:table-cell office:value-type="float" office:value="0.30056237232822197" table:formula="of:=[.M22]/[.D22]" table:style-name="ce3">
            <text:p>0,300562372</text:p>
          </table:table-cell>
          <table:table-cell office:value-type="float" office:value="0.30664695591172131" table:formula="of:=[.N22]/[.D22]" table:style-name="ce3">
            <text:p>0,306646956</text:p>
          </table:table-cell>
          <table:table-cell office:value-type="float" office:value="0.30571766917770626" table:formula="of:=[.O22]/[.D22]" table:style-name="ce3">
            <text:p>0,305717669</text:p>
          </table:table-cell>
          <table:table-cell table:number-columns-repeated="16362"/>
        </table:table-row>
        <table:table-row table:style-name="ro1">
          <table:table-cell table:number-columns-repeated="9"/>
          <table:table-cell table:style-name="ce1"/>
          <table:table-cell office:value-type="float" office:value="1" table:style-name="ce8">
            <text:p>1</text:p>
          </table:table-cell>
          <table:table-cell office:value-type="float" office:value="0.52320101189877355" table:formula="of:=[.E23]/[.D23]" table:style-name="ce8">
            <text:p>0,523201012</text:p>
          </table:table-cell>
          <table:table-cell office:value-type="float" office:value="0.34315305954187836" table:formula="of:=[.F23]/[.D23]" table:style-name="ce8">
            <text:p>0,34315306</text:p>
          </table:table-cell>
          <table:table-cell office:value-type="float" office:value="0.26480977158720848" table:formula="of:=[.G23]/[.D23]" table:style-name="ce8">
            <text:p>0,264809772</text:p>
          </table:table-cell>
          <table:table-cell office:value-type="float" office:value="0.48550544607469298" table:formula="of:=[.H23]/[.D23]" table:style-name="ce8">
            <text:p>0,485505446</text:p>
          </table:table-cell>
          <table:table-cell office:value-type="float" office:value="0.39753783576305962" table:formula="of:=[.I23]/[.D23]" table:style-name="ce8">
            <text:p>0,397537836</text:p>
          </table:table-cell>
          <table:table-cell office:value-type="float" office:value="0.34652308134655635" table:formula="of:=[.J23]/[.D23]" table:style-name="ce8">
            <text:p>0,346523081</text:p>
          </table:table-cell>
          <table:table-cell office:value-type="float" office:value="0.30743441141240219" table:formula="of:=[.K23]/[.D23]" table:style-name="ce8">
            <text:p>0,307434411</text:p>
          </table:table-cell>
          <table:table-cell office:value-type="float" office:value="0.32819692687743479" table:formula="of:=[.L23]/[.D23]" table:style-name="ce8">
            <text:p>0,328196927</text:p>
          </table:table-cell>
          <table:table-cell office:value-type="float" office:value="0.31666033288150358" table:formula="of:=[.M23]/[.D23]" table:style-name="ce8">
            <text:p>0,316660333</text:p>
          </table:table-cell>
          <table:table-cell office:value-type="float" office:value="0.30664695591172131" table:formula="of:=[.N22]/[.D22]" table:style-name="ce8">
            <text:p>0,306646956</text:p>
          </table:table-cell>
          <table:table-cell office:value-type="float" office:value="0.33712131522149141" table:formula="of:=[.O23]/[.D23]" table:style-name="ce8">
            <text:p>0,337121315</text:p>
          </table:table-cell>
          <table:table-cell table:number-columns-repeated="1636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9"/>
          <table:table-cell table:number-columns-repeated="6" table:style-name="ce1"/>
          <table:table-cell table:style-name="ce1">
            <draw:frame draw:z-index="4" draw:id="id3" draw:style-name="a3" draw:name="Gráfico 8" svg:x="0.9375in" svg:y="0.13826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73254632399999997" table:style-name="ce9">
            <text:p>0,732546324</text:p>
          </table:table-cell>
          <table:table-cell office:value-type="float" office:value="1.045724893" table:style-name="ce9">
            <text:p>1,045724893</text:p>
          </table:table-cell>
          <table:table-cell office:value-type="float" office:value="0.52457283399999999" table:style-name="ce9">
            <text:p>0,524572834</text:p>
          </table:table-cell>
          <table:table-cell table:number-columns-repeated="16369" table:style-name="ce1"/>
        </table:table-row>
        <table:table-row table:style-name="ro1">
          <table:table-cell table:number-columns-repeated="9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.60034256500000005" table:style-name="ce10">
            <text:p>0,600342565</text:p>
          </table:table-cell>
          <table:table-cell office:value-type="float" office:value="1.4519837254000001" table:style-name="ce10">
            <text:p>1,451983725</text:p>
          </table:table-cell>
          <table:table-cell office:value-type="float" office:value="0.59273467300000005" table:style-name="ce10">
            <text:p>0,592734673</text:p>
          </table:table-cell>
          <table:table-cell table:number-columns-repeated="16369" table:style-name="ce1"/>
        </table:table-row>
        <table:table-row table:style-name="ro1">
          <table:table-cell table:number-columns-repeated="9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.4178134973" table:style-name="ce11">
            <text:p>0,417813497</text:p>
          </table:table-cell>
          <table:table-cell office:value-type="float" office:value="0.59387341000000005" table:style-name="ce11">
            <text:p>0,59387341</text:p>
          </table:table-cell>
          <table:table-cell office:value-type="float" office:value="0.62459872299999997" table:style-name="ce11">
            <text:p>0,624598723</text:p>
          </table:table-cell>
          <table:table-cell table:number-columns-repeated="16369" table:style-name="ce1"/>
        </table:table-row>
        <table:table-row table:style-name="ro1">
          <table:table-cell table:number-columns-repeated="9"/>
          <table:table-cell office:value-type="float" office:value="5" table:style-name="ce1">
            <text:p>5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float" office:value="6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5" table:style-name="ce3">
            <text:p>105</text:p>
          </table:table-cell>
          <table:table-cell office:value-type="float" office:value="2.5026893000000001E-2" table:style-name="ce3">
            <text:p>0,025026893</text:p>
          </table:table-cell>
          <table:table-cell office:value-type="float" office:value="2.0172751999999999E-2" table:style-name="ce3">
            <text:p>0,020172752</text:p>
          </table:table-cell>
          <table:table-cell office:value-type="float" office:value="1.8368012999999999E-2" table:style-name="ce3">
            <text:p>0,018368013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0" table:style-name="ce4">
            <text:p>500</text:p>
          </table:table-cell>
          <table:table-cell office:value-type="float" office:value="4.155073936" table:style-name="ce4">
            <text:p>4,155073936</text:p>
          </table:table-cell>
          <table:table-cell office:value-type="float" office:value="4.3236192420000004" table:style-name="ce4">
            <text:p>4,323619242</text:p>
          </table:table-cell>
          <table:table-cell office:value-type="float" office:value="2.8847030760000001" table:style-name="ce4">
            <text:p>2,884703076</text:p>
          </table:table-cell>
          <table:table-cell table:number-columns-repeated="4" table:style-name="ce1"/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50" table:style-name="ce3">
            <text:p>750</text:p>
          </table:table-cell>
          <table:table-cell office:value-type="float" office:value="8.9636427659999995" table:style-name="ce3">
            <text:p>8,963642766</text:p>
          </table:table-cell>
          <table:table-cell office:value-type="float" office:value="8.3653460420000005" table:style-name="ce3">
            <text:p>8,365346042</text:p>
          </table:table-cell>
          <table:table-cell office:value-type="float" office:value="8.1616042929999999" table:style-name="ce3">
            <text:p>8,161604293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900" table:style-name="ce4">
            <text:p>900</text:p>
          </table:table-cell>
          <table:table-cell office:value-type="float" office:value="14.037997937" table:style-name="ce4">
            <text:p>14,03799794</text:p>
          </table:table-cell>
          <table:table-cell office:value-type="float" office:value="14.525051401000001" table:style-name="ce4">
            <text:p>14,5250514</text:p>
          </table:table-cell>
          <table:table-cell office:value-type="float" office:value="15.284390339" table:style-name="ce4">
            <text:p>15,28439034</text:p>
          </table:table-cell>
          <table:table-cell table:number-columns-repeated="4"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number-rows-repeated="10484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dc:creator>javier Ramirez pulido</dc:creator>
    <meta:creation-date>2020-04-20T03:45:19Z</meta:creation-date>
    <dc:date>2020-04-21T00:00:22Z</dc:date>
    <meta:editing-cycles>3</meta:editing-cycles>
    <meta:editing-duration>PT127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8.7805511811024pt" svg:width="362.9879527559055pt" chart:style-name="Crt0">
        <chart:title chart:style-name="CT00">
          <text:p text:style-name="a0" text:class-names="" text:cond-style-name="">PC GRAFICA NORMAL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C$54:.$C$57" chart:class="chart:line" chart:attached-axis="primary-y" chart:style-name="G0S0">
            <chart:data-point chart:repeated="4"/>
          </chart:series>
          <chart:series chart:values-cell-range-address="Hoja1.$D$54:.$D$57" chart:class="chart:line" chart:attached-axis="primary-y" chart:style-name="G0S1">
            <chart:data-point chart:repeated="4"/>
          </chart:series>
          <chart:series chart:values-cell-range-address="Hoja1.$E$54:.$E$57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</office:automatic-styles>
  <office:body>
    <office:chart>
      <chart:chart chart:class="chart:line" svg:height="197.6586614173228pt" svg:width="361.397480314960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B$20:.$B$23"/>
          </chart:axis>
          <chart:series chart:values-cell-range-address="Hoja1.$E$20:.$E$23" chart:class="chart:line" chart:attached-axis="primary-y" chart:style-name="G0S0">
            <chart:data-point chart:repeated="4"/>
          </chart:series>
          <chart:series chart:values-cell-range-address="Hoja1.$D$20:.$D$23" chart:class="chart:line" chart:attached-axis="primary-y" chart:style-name="G0S1">
            <chart:data-point chart:repeated="4"/>
          </chart:series>
          <chart:series chart:values-cell-range-address="Hoja1.$F$20:.$F$23" chart:class="chart:line" chart:attached-axis="primary-y" chart:style-name="G0S2">
            <chart:data-point chart:repeated="4"/>
          </chart:series>
          <chart:series chart:values-cell-range-address="Hoja1.$G$20:.$G$23" chart:class="chart:line" chart:attached-axis="primary-y" chart:style-name="G0S3">
            <chart:data-point chart:repeated="4"/>
          </chart:series>
          <chart:series chart:values-cell-range-address="Hoja1.$H$20:.$H$23" chart:class="chart:line" chart:attached-axis="primary-y" chart:style-name="G0S4">
            <chart:data-point chart:repeated="4"/>
          </chart:series>
          <chart:series chart:values-cell-range-address="Hoja1.$I$20:.$I$23" chart:class="chart:line" chart:attached-axis="primary-y" chart:style-name="G0S5">
            <chart:data-point chart:repeated="4"/>
          </chart:series>
          <chart:series chart:values-cell-range-address="Hoja1.$J$20:.$J$23" chart:class="chart:line" chart:attached-axis="primary-y" chart:style-name="G0S6">
            <chart:data-point chart:repeated="4"/>
          </chart:series>
          <chart:series chart:values-cell-range-address="Hoja1.$K$20:.$K$23" chart:class="chart:line" chart:attached-axis="primary-y" chart:style-name="G0S7">
            <chart:data-point chart:repeated="4"/>
          </chart:series>
          <chart:series chart:values-cell-range-address="Hoja1.$L$20:.$L$23" chart:class="chart:line" chart:attached-axis="primary-y" chart:style-name="G0S8">
            <chart:data-point chart:repeated="4"/>
          </chart:series>
          <chart:series chart:values-cell-range-address="Hoja1.$M$20:.$M$23" chart:class="chart:line" chart:attached-axis="primary-y" chart:style-name="G0S9">
            <chart:data-point chart:repeated="4"/>
          </chart:series>
          <chart:series chart:values-cell-range-address="Hoja1.$N$20:.$N$23" chart:class="chart:line" chart:attached-axis="primary-y" chart:style-name="G0S10">
            <chart:data-point chart:repeated="4"/>
          </chart:series>
          <chart:series chart:values-cell-range-address="Hoja1.$O$20:.$O$23" chart:class="chart:line" chart:attached-axis="primary-y" chart:style-name="G0S11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375da1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083in" svg:stroke-color="#c46627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GANANCIA ATCGRID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values-cell-range-address="Hoja1.$K$35:.$V$35" chart:class="chart:line" chart:attached-axis="primary-y" chart:style-name="G0S0">
            <chart:data-point chart:repeated="12"/>
          </chart:series>
          <chart:series chart:values-cell-range-address="Hoja1.$K$34:.$V$34" chart:class="chart:line" chart:attached-axis="primary-y" chart:style-name="G0S1">
            <chart:data-point chart:repeated="12"/>
          </chart:series>
          <chart:series chart:values-cell-range-address="Hoja1.$K$32:.$V$32" chart:class="chart:line" chart:attached-axis="primary-y" chart:style-name="G0S2">
            <chart:data-point chart:repeated="12"/>
          </chart:series>
          <chart:series chart:values-cell-range-address="Hoja1.$K$33:.$V$3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tru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M$44:.$M$46" chart:class="chart:line" chart:attached-axis="primary-y" chart:style-name="G0S0">
            <chart:data-point chart:repeated="3"/>
          </chart:series>
          <chart:series chart:values-cell-range-address="Hoja1.$N$44:.$N$46" chart:class="chart:line" chart:attached-axis="primary-y" chart:style-name="G0S1">
            <chart:data-point chart:repeated="3"/>
          </chart:series>
          <chart:series chart:values-cell-range-address="Hoja1.$O$44:.$O$46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97.25pt" svg:width="359.3749606299212pt" chart:style-name="Crt0">
        <chart:title svg:x="124.1724409448819pt" svg:y="14.0pt" chart:style-name="CT00">
          <text:p text:style-name="a0" text:class-names="" text:cond-style-name="">Ganancia en pc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0S2">
            <chart:data-point chart:repeated="4"/>
          </chart:series>
          <chart:series chart:label-cell-address="local-table.$E$1" chart:values-cell-range-address="local-table.$E$2:.$E$5" chart:class="chart:line" chart:attached-axis="primary-y" chart:style-name="G0S3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Ganancia para 105</text:p>
              </table:table-cell>
              <table:table-cell office:value-type="string">
                <text:p>Ganancia para 500</text:p>
              </table:table-cell>
              <table:table-cell office:value-type="string">
                <text:p>Ganancia para 750</text:p>
              </table:table-cell>
              <table:table-cell office:value-type="string">
                <text:p>Ganancia para 900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float" office:value="2"/>
            <table:table-cell office:value-type="float" office:value="0.69966475942648332"/>
            <table:table-cell office:value-type="float" office:value="0.81035819367665185"/>
            <table:table-cell office:value-type="float" office:value="0.99459411197464853"/>
            <table:table-cell office:value-type="float" office:value="1.0203149336851709"/>
          </table:table-row>
          <table:table-row>
            <table:table-cell office:value-type="float" office:value="3"/>
            <table:table-cell office:value-type="float" office:value="0.56395988407550657"/>
            <table:table-cell office:value-type="float" office:value="0.84322934635085034"/>
            <table:table-cell office:value-type="float" office:value="0.92820788770863338"/>
            <table:table-cell office:value-type="float" office:value="1.055715132848364"/>
          </table:table-row>
          <table:table-row>
            <table:table-cell office:value-type="float" office:value="4"/>
            <table:table-cell office:value-type="float" office:value="0.51350566755479854"/>
            <table:table-cell office:value-type="float" office:value="0.56259956139582912"/>
            <table:table-cell office:value-type="float" office:value="0.9056009689358937"/>
            <table:table-cell office:value-type="float" office:value="1.110905685065784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